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465in"/>
      <style:text-properties fo:color="#000000" fo:font-size="12pt" officeooo:paragraph-rsid="00001ed2" style:font-size-asian="12pt" style:font-size-complex="12pt"/>
    </style:style>
    <style:style style:name="P2" style:family="paragraph" style:parent-style-name="Text_20_body">
      <style:paragraph-properties style:line-height-at-least="0.1465in"/>
      <style:text-properties fo:font-size="12pt" officeooo:paragraph-rsid="00001ed2" style:font-size-asian="12pt" style:font-size-complex="12pt"/>
    </style:style>
    <style:style style:name="P3" style:family="paragraph" style:parent-style-name="Text_20_body">
      <style:text-properties fo:font-size="12pt" officeooo:paragraph-rsid="00008fbd" style:font-size-asian="12pt" style:font-size-complex="12pt"/>
    </style:style>
    <style:style style:name="P4" style:family="paragraph" style:parent-style-name="Text_20_body">
      <style:paragraph-properties style:line-height-at-least="0.1465in"/>
      <style:text-properties fo:font-size="12pt" fo:font-weight="bold" officeooo:rsid="00008fbd" officeooo:paragraph-rsid="00008fbd" style:font-size-asian="12pt" style:font-weight-asian="bold" style:font-size-complex="12pt" style:font-weight-complex="bold"/>
    </style:style>
    <style:style style:name="P5" style:family="paragraph" style:parent-style-name="Text_20_body">
      <style:paragraph-properties style:line-height-at-least="0.1465in"/>
      <style:text-properties fo:font-size="12pt" fo:font-weight="bold" officeooo:paragraph-rsid="00001ed2" style:font-size-asian="12pt" style:font-weight-asian="bold" style:font-size-complex="12pt" style:font-weight-complex="bold"/>
    </style:style>
    <style:style style:name="P6" style:family="paragraph" style:parent-style-name="Text_20_body">
      <style:text-properties fo:color="#333333" style:font-name="Times New Roman" fo:font-size="12pt" style:text-underline-style="none" fo:font-weight="bold" officeooo:rsid="0162d622" officeooo:paragraph-rsid="00008fbd" style:font-size-asian="12pt" style:font-weight-asian="bold" style:font-size-complex="12pt" style:font-weight-complex="bold"/>
    </style:style>
    <style:style style:name="P7" style:family="paragraph" style:parent-style-name="Text_20_body" style:list-style-name="L1">
      <style:paragraph-properties fo:margin-top="0in" fo:margin-bottom="0in" style:contextual-spacing="false" fo:line-height="100%"/>
      <style:text-properties fo:color="#333333" style:font-name="Times New Roman" fo:font-size="12pt" officeooo:rsid="01610c95" officeooo:paragraph-rsid="00008fbd" style:font-size-asian="12pt" style:font-size-complex="12pt"/>
    </style:style>
    <style:style style:name="P8" style:family="paragraph" style:parent-style-name="Text_20_body" style:list-style-name="L1">
      <style:paragraph-properties fo:margin-top="0in" fo:margin-bottom="0in" style: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9" style:family="paragraph" style:parent-style-name="Text_20_body" style:list-style-name="L2">
      <style:paragraph-properties fo:margin-top="0in" fo:margin-bottom="0in" style: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10" style:family="paragraph" style:parent-style-name="Text_20_body" style:list-style-name="L4">
      <style:paragraph-properties fo:margin-top="0in" fo:margin-bottom="0in" style:contextual-spacing="false" fo:line-height="100%"/>
      <style:text-properties fo:color="#333333" style:font-name="Times New Roman" fo:font-size="12pt" style:text-underline-style="none" fo:font-weight="normal" officeooo:rsid="01610c95" officeooo:paragraph-rsid="00008fbd" style:font-size-asian="12pt" style:font-weight-asian="normal" style:font-size-complex="12pt" style:font-weight-complex="normal"/>
    </style:style>
    <style:style style:name="P11" style:family="paragraph" style:parent-style-name="Text_20_body" style:list-style-name="L2">
      <style:paragraph-properties fo:margin-top="0in" fo:margin-bottom="0in" style: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12" style:family="paragraph" style:parent-style-name="Text_20_body">
      <style:paragraph-properties fo:margin-top="0in" fo:margin-bottom="0in" style: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13" style:family="paragraph" style:parent-style-name="Text_20_body" style:list-style-name="L3">
      <style:paragraph-properties fo:margin-top="0in" fo:margin-bottom="0in" style: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14" style:family="paragraph" style:parent-style-name="Text_20_body" style:list-style-name="L4">
      <style:paragraph-properties fo:margin-top="0in" fo:margin-bottom="0in" style:contextual-spacing="false" fo:line-height="100%"/>
      <style:text-properties fo:color="#333333" style:font-name="Times New Roman" fo:font-size="12pt" style:text-underline-style="none" fo:font-weight="normal" officeooo:rsid="0162d622" officeooo:paragraph-rsid="00008fbd" style:font-size-asian="12pt" style:font-weight-asian="normal" style:font-size-complex="12pt" style:font-weight-complex="normal"/>
    </style:style>
    <style:style style:name="P15" style:family="paragraph" style:parent-style-name="Text_20_body" style:list-style-name="L2">
      <style:paragraph-properties fo:margin-top="0in" fo:margin-bottom="0in" style:contextual-spacing="false" fo:line-height="100%"/>
      <style:text-properties fo:color="#333333" style:font-name="Times New Roman" fo:font-size="12pt" style:text-underline-style="none" fo:font-weight="normal" officeooo:rsid="00008fbd" officeooo:paragraph-rsid="00008fbd" style:font-size-asian="12pt" style:font-weight-asian="normal" style:font-size-complex="12pt" style:font-weight-complex="normal"/>
    </style:style>
    <style:style style:name="P16" style:family="paragraph" style:parent-style-name="Text_20_body" style:list-style-name="L2">
      <style:paragraph-properties fo:margin-top="0in" fo:margin-bottom="0in" style:contextual-spacing="false" fo:line-height="100%"/>
      <style:text-properties fo:color="#333333" style:font-name="Times New Roman" fo:font-size="12pt" fo:font-weight="bold" officeooo:rsid="0162d622" officeooo:paragraph-rsid="00008fbd" style:font-size-asian="12pt" style:font-weight-asian="bold" style:font-size-complex="12pt" style:font-weight-complex="bold"/>
    </style:style>
    <style:style style:name="P17" style:family="paragraph" style:parent-style-name="Text_20_body">
      <style:paragraph-properties fo:margin-top="0in" fo:margin-bottom="0in" style:contextual-spacing="false"/>
      <style:text-properties fo:font-size="12pt" officeooo:rsid="0152875c" officeooo:paragraph-rsid="00008fbd" style:font-size-asian="12pt" style:font-size-complex="12pt"/>
    </style:style>
    <style:style style:name="P18" style:family="paragraph" style:parent-style-name="Text_20_body">
      <style:paragraph-properties fo:margin-top="0in" fo:margin-bottom="0in" style:contextual-spacing="false"/>
      <style:text-properties fo:font-size="12pt" fo:font-weight="bold" officeooo:rsid="01610c95" officeooo:paragraph-rsid="00008fbd" style:font-size-asian="12pt" style:font-weight-asian="bold" style:font-size-complex="12pt" style:font-weight-complex="bold"/>
    </style:style>
    <style:style style:name="P19" style:family="paragraph" style:parent-style-name="Text_20_body">
      <style:paragraph-properties fo:margin-top="0in" fo:margin-bottom="0in" style:contextual-spacing="false" style:line-height-at-least="0.1465in"/>
      <style:text-properties fo:color="#000000" style:font-name="Times New Roman" fo:font-size="12pt" style:text-underline-style="none" fo:font-weight="bold" officeooo:rsid="0162d622" officeooo:paragraph-rsid="00001ed2" style:font-size-asian="12pt" style:font-weight-asian="bold" style:font-size-complex="12pt" style:font-weight-complex="bold"/>
    </style:style>
    <style:style style:name="T1" style:family="text">
      <style:text-properties officeooo:rsid="0154225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164a1d8" style:font-weight-asian="normal" style:font-weight-complex="normal"/>
    </style:style>
    <style:style style:name="T6" style:family="text">
      <style:text-properties officeooo:rsid="0162d622"/>
    </style:style>
    <style:style style:name="T7" style:family="text">
      <style:text-properties fo:color="#333333" style:font-name="Times New Roman"/>
    </style:style>
    <style:style style:name="T8" style:family="text">
      <style:text-properties fo:color="#333333" style:font-name="Times New Roman" style:font-size-asian="10pt" style:font-size-complex="10pt"/>
    </style:style>
    <style:style style:name="T9" style:family="text">
      <style:text-properties fo:color="#333333" style:font-name="Times New Roman" officeooo:rsid="00008fbd" style:font-size-asian="10pt" style:font-size-complex="10pt"/>
    </style:style>
    <style:style style:name="T10" style:family="text">
      <style:text-properties fo:color="#333333" style:font-name="Times New Roman" officeooo:rsid="00008fbd"/>
    </style:style>
    <style:style style:name="T11" style:family="text">
      <style:text-properties style:font-name="Times New Roman"/>
    </style:style>
    <style:style style:name="T12" style:family="text">
      <style:text-properties style:font-name="Times New Roman" style:font-size-asian="10pt" style:font-size-complex="10pt"/>
    </style:style>
    <style:style style:name="T13" style:family="text">
      <style:text-properties style:font-size-asian="10pt" style:font-size-complex="10pt"/>
    </style:style>
    <style:style style:name="T14" style:family="text">
      <style:text-properties officeooo:rsid="00008fbd" style:font-size-asian="10pt" style:font-size-complex="10pt"/>
    </style:style>
    <style:style style:name="T15" style:family="text">
      <style:text-properties officeooo:rsid="00008f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y Coaching</text:p>
      <text:p text:style-name="P5"/>
      <text:p text:style-name="P2"><text:tab/>My father was a successful high school football coach and counselor in North Carolina. Often dad commented that the best teaching at his school occurred during football practice. Although I played football for dad, I couldn't help but believe that his opinion was jaded by his greatest passion in life, other than family, high school football. During this time, I found that my greatest ability was in math. Later, after teaching for several years and studying mathematics and mathematics education at three universities, I realized that math teachers, or teachers in any subject, could learn important lessons from coaches. Today, most literature on teaching math explicitly refers to “coaching” students rather than “lecturing.” Consider how successful coaches train athletes in most sports: athletes are taught specific drills both individually and in small groups. After the coach demonstrates a skill, athletes practice over and over until the skill is mastered. Other skills are added and connected to previously mastered skills as athletes receive constant feedback. Finally, athletes understand their assignments, play the game (tested), and after competition, film is reviewed by coaches and athletes, errors are corrected and improvement occurs.</text:p>
      <text:p text:style-name="P3"><text:tab/>In contrast, traditional teaching casts students into the role of spectators where teachers are performers. Classroom teachers are often assigned as many as five classes each semester with classes often exceeding 30 students. Teachers are hardly provided time for one-on-one or even small group instruction, and have very limited opportunity for much needed feedback or corrective action to help struggling students. During my early days in the classroom, reviewed the content from the previous day, worked a few homework problems, covered new content for 20 minutes, had the class try a few problems, and finally gave students more homework. Think about it, most of the time I was performing for the students and was the most actively engaged person in classroom. In essence, I was performing for the students and they were on the sidelines. It also begs the question whether I was covering the content and not the students. In contrast, as a coach, dad lectured little, but demonstrated techniques and immediately had teams practice the technique as he and his coaching staff provided feedback. In the classroom the coaching approach would have students actively engaged in learning, and the teacher/coach is on the sidelines, ready to blow the whistle when students were not getting the assignment and making sure that they were understanding the assignment. <text:span text:style-name="T15">In tutoring or coaching, i</text:span><text:span text:style-name="T7">t's important to understand the way that human beings think or react so you can understand </text:span><text:span text:style-name="T10">how to provide instruction that leads to better performance, in the field or in the classroom</text:span><text:span text:style-name="T7">.</text:span><text:span text:style-name="T11"> There n</text:span>ow exists the base knowledge for the careful, prescriptive characterization of problem solving <text:span text:style-name="T15">in mathematics through coaching. <text:s/>Some w</text:span>ays of achieving the goal in developing mathematical expertise including the following strategies:</text:p>
      <text:p text:style-name="P17"/>
      <text:p text:style-name="P17"><text:span text:style-name="T1">Strategies for </text:span>coach<text:span text:style-name="T1">ing </text:span></text:p>
      <text:p text:style-name="P17"/>
      <text:p text:style-name="P18">General Practices</text:p>
      <text:list xml:id="list3848628334350548350" text:style-name="L1">
        <text:list-item>
          <text:p text:style-name="P7">Model good thinking, but minimize telling and showing. <text:span text:style-name="T2">Probe</text:span><text:span text:style-name="T3">. </text:span><text:span text:style-name="T4">Talk to the student and listen to her. Be curious about what and how the she thinks. </text:span></text:p>
        </text:list-item>
        <text:list-item>
          <text:p text:style-name="P8">Keep a legal pad nearby and record where the student has problems</text:p>
        </text:list-item>
        <text:list-item>
          <text:p text:style-name="P8">Put paper and pencil in the student’s hands and let him/her do the work. Keep the paper and make or perhaps make copies and proved the student with copies – annotate for the students benefit and for feedback. Write down something about the student. Tell what you think; for example, his strengths and weaknesses, what is her level of understanding, in what areas would you prescribe additional practice and what type of practice would you recommend. Place yourself in a clinician role and diagnose. </text:p>
        </text:list-item>
        <text:list-item>
          <text:p text:style-name="P8"><text:soft-page-break/>Opening Questions:</text:p>
        </text:list-item>
      </text:list>
      <text:list xml:id="list3799972484556326690" text:style-name="L2">
        <text:list-item>
          <text:list>
            <text:list-item>
              <text:p text:style-name="P9">A good place to start is with whatever is currently being taught. Ask what they are studying.</text:p>
            </text:list-item>
            <text:list-item>
              <text:p text:style-name="P11">If you don’t know much about the student, ask some warm-up questions. Where do you go to school?</text:p>
            </text:list-item>
            <text:list-item>
              <text:p text:style-name="P11">What's your teacher’s name?</text:p>
            </text:list-item>
            <text:list-item>
              <text:p text:style-name="P11">Have you had good math teachers?</text:p>
            </text:list-item>
            <text:list-item>
              <text:p text:style-name="P11">What made them good (bad)?</text:p>
            </text:list-item>
            <text:list-item>
              <text:p text:style-name="P11">How do you like math?</text:p>
            </text:list-item>
            <text:list-item>
              <text:p text:style-name="P11">What is your favorite topic in math?</text:p>
            </text:list-item>
            <text:list-item>
              <text:p text:style-name="P11">What do you think math is?</text:p>
            </text:list-item>
            <text:list-item>
              <text:p text:style-name="P11">Is math useful?</text:p>
            </text:list-item>
            <text:list-item>
              <text:p text:style-name="P11">What can you do with math?</text:p>
            </text:list-item>
            <text:list-item>
              <text:p text:style-name="P15">What is your favorite subject? What kind of work are you interested in later in life ,major, etc.</text:p>
            </text:list-item>
            <text:list-item>
              <text:p text:style-name="P11">Use the student’s response to these question to lead into the discussion.</text:p>
            </text:list-item>
            <text:list-item>
              <text:p text:style-name="P16"><text:span text:style-name="T4">Have the student give examples – for instance, if the students favorite topic is addition, have them show you and example – SEE-I the examp</text:span><text:span text:style-name="T5">le</text:span></text:p>
            </text:list-item>
          </text:list>
        </text:list-item>
      </text:list>
      <text:p text:style-name="P12"/>
      <text:list xml:id="list7720824555321736163" text:style-name="L3">
        <text:list-item>
          <text:p text:style-name="P13">Questioning Techniques</text:p>
        </text:list-item>
      </text:list>
      <text:list xml:id="list3129307351118607479" text:style-name="L4">
        <text:list-item>
          <text:p text:style-name="P14">Resist the urge to teach; let the student stew over things and figure them out on their own.</text:p>
        </text:list-item>
        <text:list-item>
          <text:p text:style-name="P14">Do not stop questioning why the student gives a correct answer; ask her why, to explain the solution or to draw a picture that illustrates the solution. Show me. How did you get that? How did you figure that out?</text:p>
        </text:list-item>
        <text:list-item>
          <text:p text:style-name="P14">Do not tell the student that his answer is wrong; asks him he he got the answer, let him discover and correct his own errors. How do you know it's that? Tell me about this. Can you show me another way?</text:p>
        </text:list-item>
        <text:list-item>
          <text:p text:style-name="P14">When the student giver a correct answer, tell her that it is not right or that you do not believe it make her prove that the answer is correct.</text:p>
        </text:list-item>
        <text:list-item>
          <text:p text:style-name="P14">If the student becomes stuck, give clues- not answers. How did you get that? What did you think about first next?</text:p>
        </text:list-item>
        <text:list-item>
          <text:p text:style-name="P14">Ask the student if he knows and can explain any short-cuts. What is addition? Subtraction? Multiplication? What does this mean? What does this stand for?</text:p>
        </text:list-item>
        <text:list-item>
          <text:p text:style-name="P14">Have the student provide illustrations and explanations to questions.</text:p>
        </text:list-item>
        <text:list-item>
          <text:p text:style-name="P14">Ask the student to show the action which the symbols represent using manipulative s and giving explanations. Let them do something symbolically and then explain what they did (what do all those marks mean?) or let them to show you concretely.</text:p>
        </text:list-item>
        <text:list-item>
          <text:p text:style-name="P14">Have the student “check” the answer to a calculation. Do you know how to check to make sure that your answer is correct?</text:p>
        </text:list-item>
        <text:list-item>
          <text:p text:style-name="P10">Show a problem which contains an <text:s/>error and have the student correct it. <text:span text:style-name="T6">How do you know it's not that?</text:span></text:p>
        </text:list-item>
        <text:list-item>
          <text:p text:style-name="P14">Misapply a rule and see if the student catches it. Put the student in a dilemma. Do something incorrectly and let them teach you. Can you explain this to me?</text:p>
        </text:list-item>
        <text:list-item>
          <text:p text:style-name="P14">Question stated procedures and algorithms that the student quotes to you. Why? How do not know? Prove it.</text:p>
        </text:list-item>
      </text:list>
      <text:p text:style-name="P6"/>
      <text:p text:style-name="P1"><text:soft-page-break/>As you coach students by modeling the thinking you want students to learn, I point out exactly what moves I am making using FACT© and the critical thinking templates provided. Have students observe the question you are asking and the thinking <text:span text:style-name="T15">you </text:span>are displaying and then discuss the moves you made. The main point is that it is my primary intention to help students learn to use these “moves” in their thinking while learning and applying content of the cours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9T12:07:14.667000000</meta:creation-date>
    <dc:date>2014-06-05T09:16:26.441000000</dc:date>
    <meta:editing-duration>PT12M1S</meta:editing-duration>
    <meta:editing-cycles>2</meta:editing-cycles>
    <meta:generator>LibreOffice/4.1.4.2$Windows_x86 LibreOffice_project/0a0440ccc0227ad9829de5f46be37cfb6edcf72</meta:generator>
    <meta:print-date>2014-06-04T11:24:12.979000000</meta:print-date>
    <meta:document-statistic meta:table-count="0" meta:image-count="0" meta:object-count="0" meta:page-count="3" meta:paragraph-count="36" meta:word-count="1161" meta:character-count="6790" meta:non-whitespace-character-count="5685"/>
  </office:meta>
</office:document-meta>
</file>